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Header">
      <style:paragraph-properties fo:text-align="end" style:justify-single-word="false"/>
      <style:text-properties officeooo:rsid="00123eb0" officeooo:paragraph-rsid="00123eb0"/>
    </style:style>
    <style:style style:name="P2" style:family="paragraph" style:parent-style-name="Standard">
      <style:text-properties officeooo:rsid="00123eb0" officeooo:paragraph-rsid="00123eb0"/>
    </style:style>
    <style:style style:name="P3" style:family="paragraph" style:parent-style-name="Standard">
      <style:text-properties officeooo:rsid="000f4613" officeooo:paragraph-rsid="000f4613"/>
    </style:style>
    <style:style style:name="P4" style:family="paragraph" style:parent-style-name="Standard">
      <style:text-properties officeooo:rsid="000f4613" officeooo:paragraph-rsid="00127cad"/>
    </style:style>
    <style:style style:name="P5" style:family="paragraph" style:parent-style-name="Standard">
      <style:text-properties officeooo:rsid="001229b4" officeooo:paragraph-rsid="000f4613"/>
    </style:style>
    <style:style style:name="P6" style:family="paragraph" style:parent-style-name="Standard">
      <style:text-properties officeooo:rsid="001229b4" officeooo:paragraph-rsid="001229b4"/>
    </style:style>
    <style:style style:name="P7" style:family="paragraph" style:parent-style-name="Standard">
      <style:text-properties officeooo:rsid="000f4613" officeooo:paragraph-rsid="000f4613" fo:background-color="#ffff00"/>
    </style:style>
    <style:style style:name="P8" style:family="paragraph" style:parent-style-name="Standard">
      <style:text-properties officeooo:rsid="00127cad" officeooo:paragraph-rsid="00127cad" fo:background-color="#ffff00"/>
    </style:style>
    <style:style style:name="P9" style:family="paragraph" style:parent-style-name="Standard">
      <style:text-properties officeooo:paragraph-rsid="00143ccf" fo:background-color="#ffff00"/>
    </style:style>
    <style:style style:name="P10" style:family="paragraph" style:parent-style-name="Standard">
      <style:text-properties officeooo:rsid="00127cad" officeooo:paragraph-rsid="00127cad"/>
    </style:style>
    <style:style style:name="P11" style:family="paragraph" style:parent-style-name="Standard">
      <style:text-properties officeooo:rsid="00127cad" officeooo:paragraph-rsid="001229b4"/>
    </style:style>
    <style:style style:name="P12" style:family="paragraph" style:parent-style-name="Standard">
      <style:text-properties officeooo:rsid="00143ccf" officeooo:paragraph-rsid="00143ccf"/>
    </style:style>
    <style:style style:name="P13" style:family="paragraph" style:parent-style-name="Standard">
      <style:text-properties officeooo:rsid="00143ccf" officeooo:paragraph-rsid="000f4613"/>
    </style:style>
    <style:style style:name="P14" style:family="paragraph" style:parent-style-name="Standard">
      <style:text-properties officeooo:paragraph-rsid="00143ccf"/>
    </style:style>
    <style:style style:name="P15" style:family="paragraph" style:parent-style-name="Standard">
      <style:text-properties officeooo:rsid="001b7f11" officeooo:paragraph-rsid="001b7f11"/>
    </style:style>
    <style:style style:name="P16" style:family="paragraph" style:parent-style-name="Standard">
      <style:text-properties officeooo:rsid="0019cdfc" officeooo:paragraph-rsid="0019cdfc"/>
    </style:style>
    <style:style style:name="P17" style:family="paragraph" style:parent-style-name="Standard">
      <style:text-properties officeooo:rsid="001c1a19" officeooo:paragraph-rsid="001c1a19"/>
    </style:style>
    <style:style style:name="P18" style:family="paragraph" style:parent-style-name="Heading_20_3">
      <style:paragraph-properties fo:break-before="page"/>
    </style:style>
    <style:style style:name="P19" style:family="paragraph" style:parent-style-name="Heading_20_4">
      <style:text-properties officeooo:rsid="001b7f11" officeooo:paragraph-rsid="001b7f11"/>
    </style:style>
    <style:style style:name="P20" style:family="paragraph" style:parent-style-name="Heading_20_4">
      <style:text-properties officeooo:paragraph-rsid="0021c6f4"/>
    </style:style>
    <style:style style:name="P21" style:family="paragraph" style:parent-style-name="Standard">
      <style:text-properties officeooo:rsid="0021c6f4" officeooo:paragraph-rsid="0021c6f4"/>
    </style:style>
    <style:style style:name="P22" style:family="paragraph" style:parent-style-name="Standard">
      <style:text-properties officeooo:rsid="00143ccf" officeooo:paragraph-rsid="00143ccf"/>
    </style:style>
    <style:style style:name="T1" style:family="text">
      <style:text-properties officeooo:rsid="00123eb0"/>
    </style:style>
    <style:style style:name="T2" style:family="text">
      <style:text-properties fo:font-weight="bold" officeooo:rsid="00123eb0" style:font-weight-asian="bold" style:font-weight-complex="bold"/>
    </style:style>
    <style:style style:name="T3" style:family="text">
      <style:text-properties officeooo:rsid="00124523"/>
    </style:style>
    <style:style style:name="T4" style:family="text">
      <style:text-properties officeooo:rsid="00127cad"/>
    </style:style>
    <style:style style:name="T5" style:family="text">
      <style:text-properties fo:background-color="#ffff00" loext:char-shading-value="0"/>
    </style:style>
    <style:style style:name="T6" style:family="text">
      <style:text-properties officeooo:rsid="00123eb0" fo:background-color="#ffff00" loext:char-shading-value="0"/>
    </style:style>
    <style:style style:name="T7" style:family="text">
      <style:text-properties officeooo:rsid="00143ccf"/>
    </style:style>
    <style:style style:name="T8" style:family="text">
      <style:text-properties officeooo:rsid="0019cdfc"/>
    </style:style>
    <style:style style:name="T9" style:family="text">
      <style:text-properties officeooo:rsid="001b7f11"/>
    </style:style>
    <style:style style:name="T10" style:family="text">
      <style:text-properties officeooo:rsid="001b86ea"/>
    </style:style>
    <style:style style:name="T11" style:family="text">
      <style:text-properties officeooo:rsid="001c1a19"/>
    </style:style>
    <style:style style:name="T12" style:family="text">
      <style:text-properties officeooo:rsid="001df9f7"/>
    </style:style>
    <style:style style:name="T13" style:family="text">
      <style:text-properties officeooo:rsid="001f02c4"/>
    </style:style>
    <style:style style:name="T14" style:family="text">
      <style:text-properties officeooo:rsid="0021c6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Multiple Choice:</text:h>
      <text:p text:style-name="P5"/>
      <text:h text:style-name="Heading_20_4" text:outline-level="4">Which of the following is <text:span text:style-name="T2">NOT</text:span> a <text:span text:style-name="T1">key </text:span>design consideration for cloud applications?</text:h>
      <text:p text:style-name="P3">- <text:span text:style-name="T1">Security</text:span></text:p>
      <text:p text:style-name="P4">- <text:span text:style-name="T1">Scalability</text:span></text:p>
      <text:p text:style-name="P3"><text:span text:style-name="T5">- </text:span><text:span text:style-name="T6">Feasibility</text:span></text:p>
      <text:p text:style-name="P3">- <text:span text:style-name="T1">Availability</text:span></text:p>
      <text:p text:style-name="P3"/>
      <text:h text:style-name="Heading_20_4" text:outline-level="4">Which CCM <text:span text:style-name="T4">design</text:span> step defines the interactions between the application components?</text:h>
      <text:p text:style-name="P3">- <text:span text:style-name="T4">Component Design</text:span></text:p>
      <text:p text:style-name="P7">- <text:span text:style-name="T4">Architecture Design</text:span></text:p>
      <text:p text:style-name="P3">- <text:span text:style-name="T4">Deployment Design</text:span></text:p>
      <text:p text:style-name="P3">- <text:span text:style-name="T4">All the above</text:span></text:p>
      <text:p text:style-name="P3"/>
      <text:h text:style-name="Heading_20_4" text:outline-level="4">Which <text:span text:style-name="T12">of the following is a </text:span>set of application architecture design principles that define<text:span text:style-name="T12">s a set of</text:span> constraints such as requests being stateless?</text:h>
      <text:p text:style-name="P10">- MVC</text:p>
      <text:p text:style-name="P10">- SOA</text:p>
      <text:p text:style-name="P10">- CCM</text:p>
      <text:p text:style-name="P8">- REST</text:p>
      <text:p text:style-name="P10"/>
      <text:h text:style-name="Heading_20_4" text:outline-level="4">Which is not a guarantee within <text:span text:style-name="T12">most</text:span> <text:span text:style-name="T8">n</text:span>o<text:span text:style-name="T8">n-relational</text:span> database<text:span text:style-name="T12">s</text:span>?</text:h>
      <text:p text:style-name="P14">- <text:span text:style-name="T7">Eventual</text:span><text:span text:style-name="T13">ly</text:span><text:span text:style-name="T7"> Consiste</text:span><text:span text:style-name="T13">nt</text:span></text:p>
      <text:p text:style-name="P12">- Basic<text:span text:style-name="T13">ally</text:span> Available</text:p>
      <text:p text:style-name="P9">- <text:span text:style-name="T7">Atomicity</text:span></text:p>
      <text:p text:style-name="P14">- <text:span text:style-name="T7">Soft state</text:span></text:p>
      <text:p text:style-name="P14"/>
      <text:h text:style-name="P18" text:outline-level="3">Short Answer:</text:h>
      <text:p text:style-name="P3"/>
      <text:h text:style-name="Heading_20_4" text:outline-level="4">What are the differences between OLTP and OLAP relational databases? Give an example use case of each type of db.</text:h>
      <text:p text:style-name="P2">OLTP needs to handle many simple requests at once to the database. These are mainly simple short CRUD operations. OLTP would be used in transaction based web services like an online shop where users can add and remove items to their cart which would be requests to the database. </text:p>
      <text:p text:style-name="P3"/>
      <text:p text:style-name="P2">OLAP are data warehouses used for data analysis and handle complicated transactions for requests/reading of data. They may connect to many OLTP dbs to gather data from. An example use of this would <text:span text:style-name="T3">be reading the purchases of users to create sets of commonly purchased together item</text:span><text:span text:style-name="T8">s</text:span><text:span text:style-name="T3">.</text:span></text:p>
      <text:p text:style-name="P3"/>
      <text:h text:style-name="Heading_20_4" text:outline-level="4">Describe why you might use RDS read replicas instead of sharding?</text:h>
      <text:p text:style-name="P10">When horizontally scaling RDS, sharding means you split up where data is stored among multiple RDS instances. This means applications need to be aware which instances store what data and adds much more complexity in creating an application. Read replicas creates one write/primary instance for write request and multiple read instances. This means you can simply break up which instances are used by the type of request being made keeping the app unaware of the data. </text:p>
      <text:p text:style-name="P13"/>
      <text:h text:style-name="P19" text:outline-level="4">What <text:span text:style-name="T10">are</text:span> t<text:span text:style-name="T10">wo</text:span> key difference<text:span text:style-name="T10">s</text:span> between a relational database (SQL) and a non-relational database (NoSQL)? </text:h>
      <text:p text:style-name="Standard"><text:span text:style-name="T10">Data storage:</text:span> rdb and non-rdb is that the data in an rdb is structured meaning it must follow a strict schema <text:span text:style-name="T10">for each a data field. Where as a non-rdb data does not have to follow a strict schema allowing for storage of structured, semi-structured, and unstructured data. </text:span></text:p>
      <text:p text:style-name="Standard"/>
      <text:p text:style-name="Standard"><text:span text:style-name="T10">Consistency: Most non-rdbs focus on having better performance and scalability by sacrificing consistency that common rdbs have. </text:span><text:span text:style-name="T11">The </text:span><text:span text:style-name="T10">SQL </text:span><text:span text:style-name="T11">standard</text:span><text:span text:style-name="T10">, for example, requires ACID transactions where as most NoSQL database types cannot guarantee ACID at all. </text:span></text:p>
      <text:p text:style-name="Standard"/>
      <text:h text:style-name="Heading_20_4" text:outline-level="4"><text:span text:style-name="T9">Describe the difference in how</text:span> data <text:span text:style-name="T9">is </text:span>stored and queried in a key-value non-<text:span text:style-name="T9">rdb versus a document non-rdb</text:span>? </text:h>
      <text:p text:style-name="P15">A key-value db would store arbitrary data each with their own unique key. This then allows for querying the data by the unique key for the data. Document dbs stores semi-structured data like JSON files with varying fields in each document. Each of these documents, are stored with a unique key like a key value db. In the document db, you can query data by the key and then query and operate on the fields in the documents.</text:p>
      <text:p text:style-name="P15"/>
      <text:h text:style-name="Heading_20_4" text:outline-level="4" text:is-list-header="true">How is data stored and queried in a <text:span text:style-name="T11">simple </text:span>column family <text:span text:style-name="T11">and graph</text:span> non-relational database?</text:h>
      <text:p text:style-name="P17">Column-family: Stores data in columns (which are like dictionary or map) with a name/identifier and the value. A group of the related columns is called a column family. A set of columns for a single entity is then stored as rows each with a unique row key. Each row can have different <text:soft-page-break/>columns (and number of them). We can then query the rows of columns by the row key to get all the data for a single entity. </text:p>
      <text:p text:style-name="P17"/>
      <text:p text:style-name="P17">Graph: Store data in nodes and relationships between the nodes. The nodes represent entities with attributes. The relationships represent directed or undirected links between nodes and can have attributes themselves as well. The nodes and relationships themselves can be stored like a key-value or document database. You can then query the nodes and relationships independently like the underlying storage. </text:p>
      <text:p text:style-name="P16"/>
      <text:h text:style-name="Heading_20_4" text:outline-level="4">Describe two benefits of utilizing the Cloud Component Model approach? </text:h>
      <text:p text:style-name="P11">Scalability: By breaking up the application into multiple components, you can determine which components aren’t preforming well enough and then increase the resources given to it or create more instances. This also allows you to only pay for scaling one component instead of all/multiple at once. </text:p>
      <text:p text:style-name="P6"/>
      <text:p text:style-name="P10">Testing/Maintenance Simplicity: The application is broken into multiple components. These can each be tested independently of one another and be updated/modified without affecting the other components.</text:p>
      <text:p text:style-name="P6"/>
      <text:h text:style-name="Heading_20_4" text:outline-level="4">Describe <text:span text:style-name="T7">a </text:span>benefit <text:span text:style-name="T7">and a drawback </text:span>of using serverless computing such as AWS Lambda?</text:h>
      <text:p text:style-name="P12">Lower operational cost: Cloud providers charge by the amount of resources you use. So using a serverless set up where the code is executed purely on demand (when some request comes in) will use less resources as compared to having a server continuously running. </text:p>
      <text:p text:style-name="P12"/>
      <text:p text:style-name="P12">Time Limits: Cloud providers limit the time a function can execute in serverless computing. So long and complex tasks will not be able to run in a serverless operation like a lambda function. </text:p>
      <text:p text:style-name="P12"/>
      <text:h text:style-name="P20" text:outline-level="4"><text:span text:style-name="T14">Compare the key differences between</text:span> <text:span text:style-name="T14">monolithic, microservice, and serverless applications and the scaling for each.</text:span></text:h>
      <text:p text:style-name="P21">Monolithic applications combine all functionality into a single process on a single server. To scale a monolithic app, you need to replicate the app across multiple servers. </text:p>
      <text:p text:style-name="P21"/>
      <text:p text:style-name="P21">Microservice applications break up the key functionalities of the application into multiple running processes. These processes can be distributed (each on seperate servers) and replicated across multiple servers for scaling the applications. </text:p>
      <text:p text:style-name="P21"/>
      <text:p text:style-name="P21">Serverless applications splits up each microservice process into many functions that make up the functionality. Each function is then run independently of one another and only run when requested to run (via some condition). These functions run on a cloud serverless platform that will spawn an instance of each function for each request scaling to meet demand exactly (to some limi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3eb0" officeooo:paragraph-rsid="00123e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acob Boicken <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3T01:26:20.245260653</meta:creation-date>
    <dc:date>2023-04-17T21:40:41.077359173</dc:date>
    <meta:editing-duration>PT13H5M2S</meta:editing-duration>
    <meta:editing-cycles>19</meta:editing-cycles>
    <meta:generator>LibreOffice/7.4.1.2$OpenBSD_X86_64 LibreOffice_project/40$Build-2</meta:generator>
    <meta:document-statistic meta:table-count="0" meta:image-count="0" meta:object-count="0" meta:page-count="3" meta:paragraph-count="46" meta:word-count="961" meta:character-count="5921" meta:non-whitespace-character-count="4991"/>
  </office:meta>
</office:document-meta>
</file>